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1584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4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6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6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currency" office:currency="USD" office:value="0.1143" calcext:value-type="currency">
            <text:p>$0.11</text:p>
          </table:table-cell>
          <table:table-cell table:style-name="ce1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307.89" calcext:value-type="float">
            <text:p>307.89</text:p>
          </table:table-cell>
          <table:table-cell table:number-columns-repeated="3"/>
          <table:table-cell office:value-type="string" calcext:value-type="string">
            <text:p>Artist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20" office:value-type="date" office:date-value="2023-06-10" calcext:value-type="date">
            <text:p>06/10/23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style-name="ce20" office:value-type="date" office:date-value="2023-06-13" calcext:value-type="date">
            <text:p>06/13/23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1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office:value-type="string" calcext:value-type="string">
            <text:p>v1r1</text:p>
          </table:table-cell>
          <table:table-cell table:number-columns-repeated="2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Low CL crystal (8 pF)</text:p>
          </table:table-cell>
          <table:table-cell table:style-name="ce2" office:value-type="string" calcext:value-type="string">
            <text:p>7V16000001</text:p>
          </table:table-cell>
          <table:table-cell/>
          <table:table-cell office:value-type="string" calcext:value-type="string">
            <text:p><text:a xlink:href="https://jlcpcb.com/partdetail/TxcCorp-7V16000001/C90927" xlink:type="simple">https://jlcpcb.com/partdetail/TxcCorp-7V16000001/C90927</text:a></text:p>
          </table:table-cell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.0759</text:p>
          </table:table-cell>
          <table:table-cell table:formula="of:=[.I10]*[.J10]*[.K10]" office:value-type="float" office:value="22.77" calcext:value-type="float">
            <text:p>22.7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currency" office:currency="USD" office:value="0.1495" calcext:value-type="currency">
            <text:p>$0.15</text:p>
          </table:table-cell>
          <table:table-cell table:style-name="ce1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3</text:p>
          </table:table-cell>
          <table:table-cell office:value-type="float" office:value="58.15" calcext:value-type="float">
            <text:p>58.15</text:p>
          </table:table-cell>
          <table:table-cell table:style-name="ce20" office:value-type="date" office:date-value="2023-07-09" calcext:value-type="date">
            <text:p>07/09/23</text:p>
          </table:table-cell>
          <table:table-cell office:value-type="string" calcext:value-type="string">
            <text:p>Updated BOM with revised LED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2"/>
          <table:table-cell office:value-type="string" calcext:value-type="string">
            <text:p>TAP</text:p>
          </table:table-cell>
          <table:table-cell office:value-type="string" calcext:value-type="string">
            <text:p>Production Acrylic</text:p>
          </table:table-cell>
          <table:table-cell office:value-type="float" office:value="187.68" calcext:value-type="float">
            <text:p>187.68</text:p>
          </table:table-cell>
          <table:table-cell table:style-name="ce20" office:value-type="date" office:date-value="2023-07-15" calcext:value-type="date">
            <text:p>07/15/23</text:p>
          </table:table-cell>
          <table:table-cell office:value-type="string" calcext:value-type="string">
            <text:p>1 spare sheet to accommodate errors if needed, or spares</text:p>
          </table:table-cell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3"/>
          <table:table-cell table:formula="of:=[.P9]" office:value-type="string" office:string-value="Sticker Mule" calcext:value-type="string">
            <text:p>Sticker Mule</text:p>
          </table:table-cell>
          <table:table-cell office:value-type="string" calcext:value-type="string">
            <text:p>Production Space 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15" calcext:value-type="date">
            <text:p>07/15/23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82.7" calcext:value-type="float">
            <text:p>82.7</text:p>
          </table:table-cell>
          <table:table-cell table:formula="of:=[.I14]*[.J14]*[.K14]" office:value-type="float" office:value="82.7" calcext:value-type="float">
            <text:p>82.7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</text:p>
          </table:table-cell>
          <table:table-cell office:value-type="float" office:value="465.67" calcext:value-type="float">
            <text:p>465.67</text:p>
          </table:table-cell>
          <table:table-cell table:style-name="ce20" office:value-type="date" office:date-value="2023-07-18" calcext:value-type="date">
            <text:p>07/18/23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99.53" calcext:value-type="float">
            <text:p>199.53</text:p>
          </table:table-cell>
          <table:table-cell table:formula="of:=[.I15]*[.J15]*[.K15]" office:value-type="float" office:value="199.53" calcext:value-type="float">
            <text:p>199.53</text:p>
          </table:table-cell>
          <table:table-cell table:number-columns-repeated="3"/>
          <table:table-cell table:formula="of:=[.P11]" office:value-type="string" office:string-value="JLC" calcext:value-type="string">
            <text:p>JLC</text:p>
          </table:table-cell>
          <table:table-cell office:value-type="string" calcext:value-type="string">
            <text:p>Production Pony Stickers</text:p>
          </table:table-cell>
          <table:table-cell office:value-type="float" office:value="202.86" calcext:value-type="float">
            <text:p>202.86</text:p>
          </table:table-cell>
          <table:table-cell table:style-name="ce20" office:value-type="date" office:date-value="2023-07-21" calcext:value-type="date">
            <text:p>07/21/23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.44" calcext:value-type="float">
            <text:p>183.44</text:p>
          </table:table-cell>
          <table:table-cell table:formula="of:=[.I16]*[.J16]*[.K16]" office:value-type="float" office:value="183.44" calcext:value-type="float">
            <text:p>183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stoms</text:p>
          </table:table-cell>
          <table:table-cell table:number-columns-repeated="6"/>
          <table:table-cell table:formula="of:=[.E17]*[.F17]*[.G1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.79" calcext:value-type="float">
            <text:p>125.79</text:p>
          </table:table-cell>
          <table:table-cell table:formula="of:=[.I17]*[.J17]*[.K17]" office:value-type="float" office:value="125.79" calcext:value-type="float">
            <text:p>125.79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8]*[.F18]*[.G18]" office:value-type="float" office:value="0" calcext:value-type="float">
            <text:p>0</text:p>
          </table:table-cell>
          <table:table-cell table:number-columns-repeated="3"/>
          <table:table-cell table:formula="of:=[.I18]*[.J18]*[.K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9]*[.J19]*[.K19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20]*[.J20]*[.K20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1]*[.F21]*[.G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1]*[.J21]*[.K21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2]*[.J22]*[.K22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5]*[.F25]*[.G25]" office:value-type="float" office:value="0" calcext:value-type="float">
            <text:p>0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glue</text:p>
          </table:table-cell>
          <table:table-cell table:number-columns-repeated="6"/>
          <table:table-cell table:formula="of:=[.E26]*[.F26]*[.G2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formula="of:=[.I26]*[.J26]*[.K2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]*[.F27]*[.G27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4.2/10" office:value-type="float" office:value="15.42" calcext:value-type="float">
            <text:p>15.42</text:p>
          </table:table-cell>
          <table:table-cell table:formula="of:=[.I27]*[.J27]*[.K27]" office:value-type="float" office:value="154.2" calcext:value-type="float">
            <text:p>15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8]*[.F28]*[.G28]" office:value-type="float" office:value="10.81" calcext:value-type="float">
            <text:p>10.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7.68-154.2" office:value-type="float" office:value="33.48" calcext:value-type="float">
            <text:p>33.48</text:p>
          </table:table-cell>
          <table:table-cell table:formula="of:=[.I28]*[.J28]*[.K28]" office:value-type="float" office:value="33.48" calcext:value-type="float">
            <text:p>33.4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9]*[.F29]*[.G29]" office:value-type="float" office:value="0" calcext:value-type="float">
            <text:p>0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30]*[.F30]*[.G3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30]*[.J30]*[.K30]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31]*[.F31]*[.G31]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[.I31]*[.J31]*[.K31]"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2]*[.F32]*[.G32]" office:value-type="float" office:value="6.76" calcext:value-type="float">
            <text:p>6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86" calcext:value-type="float">
            <text:p>27.86</text:p>
          </table:table-cell>
          <table:table-cell table:formula="of:=[.I32]*[.J32]*[.K32]" office:value-type="float" office:value="27.86" calcext:value-type="float">
            <text:p>27.8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4]*[.F34]*[.G34]" office:value-type="float" office:value="0" calcext:value-type="float">
            <text:p>0</text:p>
          </table:table-cell>
          <table:table-cell table:number-columns-repeated="3"/>
          <table:table-cell table:formula="of:=[.I34]*[.J34]*[.K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5]*[.F35]*[.G35]" office:value-type="float" office:value="0" calcext:value-type="float">
            <text:p>0</text:p>
          </table:table-cell>
          <table:table-cell table:number-columns-repeated="3"/>
          <table:table-cell table:formula="of:=[.I35]*[.J35]*[.K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5])" office:value-type="float" office:value="158.69" calcext:value-type="float">
            <text:p>158.69</text:p>
          </table:table-cell>
          <table:table-cell table:number-columns-repeated="3"/>
          <table:table-cell table:formula="of:=SUM([.L3:.L35])" office:value-type="float" office:value="3243.07" calcext:value-type="float">
            <text:p>3243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7:.L37])" office:value-type="float" office:value="3401.76" calcext:value-type="float">
            <text:p>3401.76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8]/[.H40]" office:value-type="float" office:value="85.044" calcext:value-type="float">
            <text:p>85.044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2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2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number-columns-repeated="16384" table:default-cell-style-name="Default"/>
        <table:table-row table:style-name="ro1">
          <table:table-cell table:style-name="ce23" office:value-type="string" calcext:value-type="string">
            <text:p>Female 2*3</text:p>
          </table:table-cell>
          <table:table-cell table:style-name="ce23" office:value-type="string" calcext:value-type="string">
            <text:p>DW254S-22-06-85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1511" calcext:value-type="float">
            <text:p>0.1511</text:p>
          </table:table-cell>
          <table:table-cell table:style-name="ce23" table:formula="of:=[.E1]*[.F1]*[.G1]" office:value-type="float" office:value="0.7555" calcext:value-type="float">
            <text:p>0.755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1211" calcext:value-type="float">
            <text:p>0.1211</text:p>
          </table:table-cell>
          <table:table-cell table:style-name="ce23" table:formula="of:=[.I1]*[.J1]*[.K1]" office:value-type="float" office:value="6.055" calcext:value-type="float">
            <text:p>6.055</text:p>
          </table:table-cell>
          <table:table-cell table:style-name="ce23" table:number-columns-repeated="3"/>
          <table:table-cell table:style-name="ce23" table:formula="of:=[.M1]*[.N1]*[.O1]" office:value-type="float" office:value="0" calcext:value-type="float">
            <text:p>0</text:p>
          </table:table-cell>
          <table:table-cell table:style-name="ce23" office:value-type="string" calcext:value-type="string">
            <text:p>schedule impact? Non-stock</text:p>
          </table:table-cell>
          <table:table-cell table:style-name="ce23" table:number-columns-repeated="16367"/>
        </table:table-row>
        <table:table-row table:style-name="ro1">
          <table:table-cell table:style-name="ce23" office:value-type="string" calcext:value-type="string">
            <text:p>Male 2*3</text:p>
          </table:table-cell>
          <table:table-cell table:style-name="ce23" office:value-type="string" calcext:value-type="string">
            <text:p>X6521WVS-2x03H-C60D74</text:p>
          </table:table-cell>
          <table:table-cell table:style-name="ce23" table:number-columns-repeated="5"/>
          <table:table-cell table:style-name="ce23" table:formula="of:=[.E2]*[.F2]*[.G2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I2]*[.J2]*[.K2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M2]*[.N2]*[.O2]" office:value-type="float" office:value="0" calcext:value-type="float">
            <text:p>0</text:p>
          </table:table-cell>
          <table:table-cell table:style-name="ce23" office:value-type="string" calcext:value-type="string">
            <text:p>schedule impact? Non-stock</text:p>
          </table:table-cell>
          <table:table-cell table:style-name="ce23" table:number-columns-repeated="16367"/>
        </table:table-row>
        <table:table-row table:style-name="ro1">
          <table:table-cell table:style-name="ce23" office:value-type="string" calcext:value-type="string">
            <text:p>Battery Holder</text:p>
          </table:table-cell>
          <table:table-cell table:style-name="ce23" table:number-columns-repeated="2"/>
          <table:table-cell table:style-name="ce23" office:value-type="string" calcext:value-type="string">
            <text:p>https://www.aliexpress.us/item/2255800087009710.html</text:p>
          </table:table-cell>
          <table:table-cell table:style-name="ce23" table:number-columns-repeated="3"/>
          <table:table-cell table:style-name="ce23" table:formula="of:=[.E3]*[.F3]*[.G3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I3]*[.J3]*[.K3]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.19" calcext:value-type="float">
            <text:p>19.19</text:p>
          </table:table-cell>
          <table:table-cell table:style-name="ce23" table:formula="of:=[.M3]*[.N3]*[.O3]" office:value-type="float" office:value="57.57" calcext:value-type="float">
            <text:p>57.57</text:p>
          </table:table-cell>
          <table:table-cell table:style-name="ce23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CB Price</text:p>
          </table:table-cell>
          <table:table-cell table:number-columns-repeated="2"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table:style-name="ce15"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table:style-name="ce15"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table:style-name="ce15"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table:style-name="ce15"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table:style-name="ce15"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7" office:value-type="string" calcext:value-type="string">
            <text:p>Standard PCBA Pric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up Fee:</text:p>
          </table:table-cell>
          <table:table-cell table:style-name="ce15"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table:style-name="ce15"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Components(9 items): </text:p>
          </table:table-cell>
          <table:table-cell table:style-name="ce18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Feeders Loading fee: </text:p>
          </table:table-cell>
          <table:table-cell table:style-name="ce18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SMT Assembly </text:p>
          </table:table-cell>
          <table:table-cell table:style-name="ce18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Confirm Parts Placement: 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Packaging fee: </text:p>
          </table:table-cell>
          <table:table-cell table:style-name="ce18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23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0932" calcext:value-type="float">
            <text:p>0.0932</text:p>
          </table:table-cell>
          <table:table-cell table:formula="of:=[.I34]*[.J34]*[.K34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8-01T18:44:36.158000000</dc:date>
    <meta:editing-duration>P17DT21H29M51S</meta:editing-duration>
    <meta:editing-cycles>56</meta:editing-cycles>
    <meta:document-statistic meta:table-count="5" meta:cell-count="512" meta:object-count="0"/>
  </office:meta>
</office:document-meta>
</file>